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1])" office:value-type="float" office:value="97.25" calcext:value-type="float">
            <text:p>97,25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7.5" calcext:value-type="float">
            <text:p>7,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7" calcext:value-type="float">
            <text:p>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7.5" calcext:value-type="float">
            <text:p>7,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8">00/00/0000</text:date>, <text:time style:data-style-name="N2" text:time-value="20:55:38.447472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04-08T22:20:50.105308983</dc:date>
    <meta:editing-duration>P3DT8H12M43S</meta:editing-duration>
    <meta:editing-cycles>12</meta:editing-cycles>
    <meta:generator>LibreOffice/5.1.6.2$Linux_X86_64 LibreOffice_project/10m0$Build-2</meta:generator>
    <meta:document-statistic meta:table-count="1" meta:cell-count="807" meta:object-count="0"/>
  </office:meta>
</office:document-meta>
</file>